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Prestige Elite Std" svg:font-family="'Prestige Elite Std'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4.2153in" table:align="margins"/>
    </style:style>
    <style:style style:name="Tabela2.A" style:family="table-column">
      <style:table-column-properties style:column-width="0.4681in" style:rel-column-width="7281*"/>
    </style:style>
    <style:style style:name="Tabela2.I" style:family="table-column">
      <style:table-column-properties style:column-width="0.4688in" style:rel-column-width="7287*"/>
    </style:style>
    <style:style style:name="Tabela2.A1" style:family="table-cell">
      <style:table-cell-properties fo:padding="0.0382in" fo:border="none"/>
    </style:style>
    <style:style style:name="Tabela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I2" style:family="table-cell">
      <style:table-cell-properties fo:padding="0.0382in" fo:border="0.05pt solid #000000"/>
    </style:style>
    <style:style style:name="Tabela3" style:family="table">
      <style:table-properties style:width="4.2153in" table:align="margins"/>
    </style:style>
    <style:style style:name="Tabela3.A" style:family="table-column">
      <style:table-column-properties style:column-width="0.4681in" style:rel-column-width="7281*"/>
    </style:style>
    <style:style style:name="Tabela3.I" style:family="table-column">
      <style:table-column-properties style:column-width="0.4688in" style:rel-column-width="7287*"/>
    </style:style>
    <style:style style:name="Tabela3.A1" style:family="table-cell">
      <style:table-cell-properties fo:padding="0.0382in" fo:border="none"/>
    </style:style>
    <style:style style:name="Tabela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I2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Prestige Elite Std" fo:font-size="10pt" officeooo:rsid="0016dcf5" officeooo:paragraph-rsid="001a14bf" style:font-size-asian="10pt" style:font-size-complex="10pt"/>
    </style:style>
    <style:style style:name="P2" style:family="paragraph" style:parent-style-name="Standard">
      <style:text-properties style:font-name="Prestige Elite Std" fo:font-size="10pt" officeooo:paragraph-rsid="001a14bf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Prestige Elite Std" fo:font-size="10pt" officeooo:paragraph-rsid="001a14bf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Prestige Elite Std" fo:font-size="10pt" officeooo:rsid="00142297" officeooo:paragraph-rsid="001a14bf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Prestige Elite Std" fo:font-size="10pt" officeooo:rsid="0016dcf5" officeooo:paragraph-rsid="001a14bf" style:font-size-asian="10pt" style:font-size-complex="10pt"/>
    </style:style>
    <style:style style:name="P6" style:family="paragraph" style:parent-style-name="Text_20_body">
      <style:text-properties style:font-name="Calibri" fo:font-size="12pt"/>
    </style:style>
    <style:style style:name="P7" style:family="paragraph" style:parent-style-name="Text_20_body">
      <style:text-properties style:font-name="Calibri" fo:font-size="12pt" officeooo:rsid="001a14bf" officeooo:paragraph-rsid="001a14bf"/>
    </style:style>
    <style:style style:name="P8" style:family="paragraph" style:parent-style-name="Text_20_body">
      <style:text-properties style:font-name="Prestige Elite Std" fo:font-size="10pt" officeooo:rsid="001a14bf" officeooo:paragraph-rsid="001a14bf" style:font-size-asian="10pt" style:font-size-complex="10pt"/>
    </style:style>
    <style:style style:name="P9" style:family="paragraph" style:parent-style-name="Text_20_body">
      <style:text-properties style:font-name="Calibri1" officeooo:rsid="001b7de2" officeooo:paragraph-rsid="001b7de2"/>
    </style:style>
    <style:style style:name="T1" style:family="text">
      <style:text-properties officeooo:rsid="001a14bf"/>
    </style:style>
    <style:style style:name="T2" style:family="text">
      <style:text-properties style:font-name="Prestige Elite Std" fo:font-size="10pt" style:font-size-asian="10pt" style:font-size-complex="10pt"/>
    </style:style>
    <style:style style:name="T3" style:family="text">
      <style:text-properties style:font-name="Prestige Elite Std" fo:font-size="10pt" officeooo:rsid="00142297" style:font-size-asian="10pt" style:font-size-complex="10pt"/>
    </style:style>
    <style:style style:name="T4" style:family="text">
      <style:text-properties officeooo:rsid="00142297"/>
    </style:style>
    <style:style style:name="T5" style:family="text">
      <style:text-properties style:font-name="Calibri1"/>
    </style:style>
    <style:style style:name="T6" style:family="text">
      <style:text-properties style:font-name="Calibri1" fo:font-size="10pt" style:font-size-asian="10pt" style:font-size-complex="10pt"/>
    </style:style>
    <style:style style:name="T7" style:family="text">
      <style:text-properties style:font-name="Calibri1" fo:font-size="10pt" officeooo:rsid="00142297" style:font-size-asian="10pt" style:font-size-complex="10pt"/>
    </style:style>
    <style:style style:name="T8" style:family="text">
      <style:text-properties style:font-name="Calibri1" fo:font-size="14pt" style:font-size-asian="14pt" style:font-size-complex="14pt"/>
    </style:style>
    <style:style style:name="T9" style:family="text">
      <style:text-properties style:font-name="Calibri1" fo:font-size="14pt" officeooo:rsid="00142297" style:font-size-asian="14pt" style:font-size-complex="14pt"/>
    </style:style>
    <style:style style:name="T10" style:family="text">
      <style:text-properties style:font-name="Calibri1" style:font-size-asian="12pt" style:font-size-complex="12pt"/>
    </style:style>
    <style:style style:name="T11" style:family="text">
      <style:text-properties style:font-name="Calibri1" officeooo:rsid="00142297" style:font-size-asian="12pt" style:font-size-complex="12pt"/>
    </style:style>
    <style:style style:name="T12" style:family="text">
      <style:text-properties officeooo:rsid="001d7c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1) </text:span>Efetue a soma de todos os números ímpares que são múltiplos de três e que se encontram entre 1 e 500.</text:p>
      <text:p text:style-name="P7">2) Dado a frase “Pedro Pereira pediu permissão para para passar pelo portão principal para pegar pinto pelado pelo pescoço.”, obtenha:</text:p>
      <text:p text:style-name="P7"><text:tab/>a) o número total de letras da frase (sem espaços);<text:line-break/><text:tab/>b) o número total de palavras da frase;<text:line-break/><text:tab/>c) o número de letras de cada palavra;<text:line-break/><text:tab/>d) a soma dos números de letras de cada palavra;</text:p>
      <text:p text:style-name="P7">3) Escreva um algorítmo que imprima uma contagem de 1 a 1000 e que imprima a palavra “PIN” quando o número corrente for primo. <text:line-break/>Ex.:</text:p>
      <text:p text:style-name="P7">1<text:line-break/>2 PIN<text:line-break/>3 PIN<text:line-break/>4<text:line-break/>5 PIN<text:line-break/>…</text:p>
      <text:p text:style-name="P7">1000</text:p>
      <text:p text:style-name="P7"><text:span text:style-name="T10">4) Dado o seguinte vetor:</text:span><text:span text:style-name="T2"><text:line-break/></text:span></text:p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4">4</text:p>
          </table:table-cell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4">6</text:p>
          </table:table-cell>
          <table:table-cell table:style-name="Tabela2.A1" office:value-type="string">
            <text:p text:style-name="P4">7</text:p>
          </table:table-cell>
          <table:table-cell table:style-name="Tabela2.A1" office:value-type="string">
            <text:p text:style-name="P4">8</text:p>
          </table:table-cell>
        </table:table-row>
        <table:table-row>
          <table:table-cell table:style-name="Tabela2.A1" office:value-type="string">
            <text:p text:style-name="P5">v</text:p>
          </table:table-cell>
          <table:table-cell table:style-name="Tabela2.B2" office:value-type="string">
            <text:p text:style-name="P4">5</text:p>
          </table:table-cell>
          <table:table-cell table:style-name="Tabela2.B2" office:value-type="string">
            <text:p text:style-name="P4">1</text:p>
          </table:table-cell>
          <table:table-cell table:style-name="Tabela2.B2" office:value-type="string">
            <text:p text:style-name="P4">4</text:p>
          </table:table-cell>
          <table:table-cell table:style-name="Tabela2.B2" office:value-type="string">
            <text:p text:style-name="P4">2</text:p>
          </table:table-cell>
          <table:table-cell table:style-name="Tabela2.B2" office:value-type="string">
            <text:p text:style-name="P4">7</text:p>
          </table:table-cell>
          <table:table-cell table:style-name="Tabela2.B2" office:value-type="string">
            <text:p text:style-name="P4">8</text:p>
          </table:table-cell>
          <table:table-cell table:style-name="Tabela2.B2" office:value-type="string">
            <text:p text:style-name="P4">3</text:p>
          </table:table-cell>
          <table:table-cell table:style-name="Tabela2.I2" office:value-type="string">
            <text:p text:style-name="P4">6</text:p>
          </table:table-cell>
        </table:table-row>
      </table:table>
      <text:p text:style-name="P2"/>
      <text:p text:style-name="P2">Qual será o conteúdo do vetor V depois de executado o algoritmo abaixo? </text:p>
      <text:p text:style-name="P2"><text:tab/>Para i de 8 até 5 passo -1 Faça </text:p>
      <text:p text:style-name="P2"><text:tab/><text:tab/>aux <text:span text:style-name="T4">&lt;-</text:span> <text:span text:style-name="T4">v</text:span>[i] </text:p>
      <text:p text:style-name="P2"><text:tab/><text:tab/>v[i] <text:span text:style-name="T4">&lt;- </text:span>v[8 - i + 1] </text:p>
      <text:p text:style-name="P2"><text:tab/><text:tab/>v[8 - i + 1] <text:span text:style-name="T4">&lt;- </text:span>aux </text:p>
      <text:p text:style-name="P2"><text:tab/>Fim_Para</text:p>
      <text:p text:style-name="P2"><text:tab/>v[3] <text:span text:style-name="T4">&lt;- </text:span>v[1] </text:p>
      <text:p text:style-name="P2"><text:tab/>v[v[3]] <text:span text:style-name="T4">&lt;- </text:span>v[v[2]] </text:p>
      <text:p text:style-name="P2"/>
      <text:p text:style-name="P1">Escreva o novo vetor:</text:p>
      <text:p text:style-name="P2"/>
      <table:table table:name="Tabela3" table:style-name="Tabela3">
        <table:table-column table:style-name="Tabela3.A" table:number-columns-repeated="8"/>
        <table:table-column table:style-name="Tabela3.I"/>
        <table:table-row>
          <table:table-cell table:style-name="Tabela3.A1" office:value-type="string">
            <text:p text:style-name="P3"/>
          </table:table-cell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4">3</text:p>
          </table:table-cell>
          <table:table-cell table:style-name="Tabela3.A1" office:value-type="string">
            <text:p text:style-name="P4">4</text:p>
          </table:table-cell>
          <table:table-cell table:style-name="Tabela3.A1" office:value-type="string">
            <text:p text:style-name="P4">5</text:p>
          </table:table-cell>
          <table:table-cell table:style-name="Tabela3.A1" office:value-type="string">
            <text:p text:style-name="P4">6</text:p>
          </table:table-cell>
          <table:table-cell table:style-name="Tabela3.A1" office:value-type="string">
            <text:p text:style-name="P4">7</text:p>
          </table:table-cell>
          <table:table-cell table:style-name="Tabela3.A1" office:value-type="string">
            <text:p text:style-name="P4">8</text:p>
          </table:table-cell>
        </table:table-row>
        <table:table-row>
          <table:table-cell table:style-name="Tabela3.A1" office:value-type="string">
            <text:p text:style-name="P4">V</text:p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B2" office:value-type="string">
            <text:p text:style-name="P4"/>
          </table:table-cell>
          <table:table-cell table:style-name="Tabela3.I2" office:value-type="string">
            <text:p text:style-name="P4"/>
          </table:table-cell>
        </table:table-row>
      </table:table>
      <text:p text:style-name="P8"/>
      <text:p text:style-name="P8"/>
      <text:p text:style-name="P9">5) Dese<text:span text:style-name="T12">n</text:span>volva um programa que faça apostas(jogos) da Mega-se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Prestige Elite Std" svg:font-family="'Prestige Elite Std'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7:32:40.401083000</meta:creation-date>
    <dc:date>2015-09-02T11:10:37.733977000</dc:date>
    <meta:editing-duration>PT3H38M</meta:editing-duration>
    <meta:editing-cycles>3</meta:editing-cycles>
    <meta:generator>LibreOffice/5.0.0.5$MacOSX_X86_64 LibreOffice_project/1b1a90865e348b492231e1c451437d7a15bb262b</meta:generator>
    <meta:print-date>2015-09-02T07:47:53.362088000</meta:print-date>
    <meta:document-statistic meta:table-count="2" meta:image-count="0" meta:object-count="0" meta:page-count="1" meta:paragraph-count="43" meta:word-count="204" meta:character-count="923" meta:non-whitespace-character-count="739"/>
  </office:meta>
</office:document-meta>
</file>